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3.61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w branch name while logging in for Us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user access and new branches ad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Deployment to single shop or so, radio but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branch invento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expiry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hange in inventory only after billing complet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1:36:30.357915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2:42:36.875322692</dc:date>
    <meta:editing-duration>PT3H58M49S</meta:editing-duration>
    <meta:editing-cycles>7</meta:editing-cycles>
    <meta:generator>LibreOffice/6.0.7.3$Linux_X86_64 LibreOffice_project/00m0$Build-3</meta:generator>
    <meta:document-statistic meta:table-count="1" meta:cell-count="87" meta:object-count="0"/>
  </office:meta>
</office:document-meta>
</file>